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{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, id, for, }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, for, }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, for, }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, id, for, }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, for, }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r, i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d, fo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d, for, }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d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r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r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d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'=’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st, id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st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s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+', '-', '*', '/', ;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+', '-', '*', '/', ;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+', '-', '*', '/'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;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+', '-', '*', '/'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st, id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r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(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;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st, i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;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)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{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,for,}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st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d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nst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&amp;','||',;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&amp;','||',;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&amp;','||'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&amp;','||'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nst, id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+'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-'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'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+'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-'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&amp;'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||'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&amp;'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||'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8T05:33:49</meta:creation-date>
    <dc:date>2018-05-29T18:17:53.157821600</dc:date>
    <meta:generator>LibreOffice/6.0.3.2$Linux_X86_64 LibreOffice_project/00m0$Build-2</meta:generator>
    <meta:editing-duration>PT8M5S</meta:editing-duration>
    <meta:editing-cycles>1</meta:editing-cycles>
    <meta:document-statistic meta:table-count="3" meta:cell-count="5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